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2000000DF4CB9B7D1B563BD5D.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P4"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P5" style:family="paragraph" style:parent-style-name="Footer">
      <style:paragraph-properties fo:text-align="center" style:justify-single-word="false"/>
      <style:text-properties style:font-name="Liberation Sans"/>
    </style:style>
    <style:style style:name="P6" style:family="paragraph" style:parent-style-name="Standard">
      <style:paragraph-properties fo:text-align="center" style:justify-single-word="false"/>
      <style:text-properties style:font-name="Liberation Sans"/>
    </style:style>
    <style:style style:name="P7" style:family="paragraph" style:parent-style-name="Text_20_body">
      <style:paragraph-properties fo:line-height="150%" fo:text-align="justify" style:justify-single-word="false"/>
      <style:text-properties fo:color="#000000" style:font-name="Liberation Sans" fo:font-size="12pt" style:font-size-asian="12pt" style:font-size-complex="12pt"/>
    </style:style>
    <style:style style:name="P8" style:family="paragraph" style:parent-style-name="Text_20_body">
      <style:paragraph-properties fo:line-height="150%" fo:text-align="justify" style:justify-single-word="false"/>
      <style:text-properties fo:color="#000000" style:font-name="Liberation Sans"/>
    </style:style>
    <style:style style:name="P9" style:family="paragraph" style:parent-style-name="Text_20_body">
      <style:paragraph-properties fo:line-height="150%" fo:text-align="justify" style:justify-single-word="false"/>
      <style:text-properties fo:color="#000000" style:font-name="Liberation Sans" fo:font-weight="bold" style:font-weight-asian="bold" style:font-weight-complex="bold"/>
    </style:style>
    <style:style style:name="P10" style:family="paragraph" style:parent-style-name="Text_20_body">
      <style:paragraph-properties fo:line-height="150%" fo:text-align="justify" style:justify-single-word="false"/>
      <style:text-properties fo:color="#000000" style:font-name="Liberation Sans" fo:font-weight="bold" officeooo:paragraph-rsid="00200244" style:font-weight-asian="bold" style:font-weight-complex="bold"/>
    </style:style>
    <style:style style:name="P11" style:family="paragraph" style:parent-style-name="Text_20_body">
      <style:paragraph-properties fo:line-height="150%" fo:text-align="justify" style:justify-single-word="false"/>
      <style:text-properties fo:color="#000000" style:font-name="Liberation Sans" fo:font-weight="bold" officeooo:paragraph-rsid="002bf57b" style:font-weight-asian="bold" style:font-weight-complex="bold"/>
    </style:style>
    <style:style style:name="P12"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style:style>
    <style:style style:name="P13"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1cb22d"/>
    </style:style>
    <style:style style:name="P14"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00244"/>
    </style:style>
    <style:style style:name="P15"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20789"/>
    </style:style>
    <style:style style:name="P16" style:family="paragraph" style:parent-style-name="Text_20_body">
      <style:paragraph-properties fo:margin-left="1.251cm" fo:margin-right="0cm" fo:line-height="150%" fo:text-align="justify" style:justify-single-word="false" fo:text-indent="0cm" style:auto-text-indent="false"/>
      <style:text-properties fo:color="#000000" style:font-name="Liberation Sans" officeooo:paragraph-rsid="002bf57b"/>
    </style:style>
    <style:style style:name="P17"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style:style>
    <style:style style:name="P18"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96c13"/>
    </style:style>
    <style:style style:name="P19"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officeooo:paragraph-rsid="002032c1"/>
    </style:style>
    <style:style style:name="P20" style:family="paragraph" style:parent-style-name="Text_20_body" style:list-style-name="L1">
      <style:paragraph-properties fo:margin-left="2.501cm" fo:margin-right="0cm" fo:line-height="150%" fo:text-align="justify" style:justify-single-word="false" fo:text-indent="-0.635cm" style:auto-text-indent="false"/>
      <style:text-properties fo:color="#000000" style:font-name="Liberation Sans" fo:font-size="12pt" style:font-size-asian="12pt" style:font-size-complex="12pt"/>
    </style:style>
    <style:style style:name="P21" style:family="paragraph" style:parent-style-name="Standard" style:list-style-name="L1">
      <style:paragraph-properties fo:margin-left="2.501cm" fo:margin-right="0cm" fo:line-height="150%" fo:text-align="justify" style:justify-single-word="false" fo:text-indent="-0.635cm" style:auto-text-indent="false"/>
      <style:text-properties fo:color="#000000" style:font-name="Liberation Sans" fo:font-size="12pt" fo:language="es" fo:country="ES" style:font-size-asian="12pt" style:font-size-complex="12pt"/>
    </style:style>
    <style:style style:name="T1" style:family="text">
      <style:text-properties officeooo:rsid="003a3f29"/>
    </style:style>
    <style:style style:name="T2" style:family="text">
      <style:text-properties fo:font-weight="bold" style:font-weight-asian="bold" style:font-weight-complex="bold"/>
    </style:style>
    <style:style style:name="T3" style:family="text">
      <style:text-properties fo:font-weight="bold" officeooo:rsid="003a3f29" style:font-weight-asian="bold" style:font-weight-complex="bold"/>
    </style:style>
    <style:style style:name="T4" style:family="text">
      <style:text-properties fo:font-weight="bold" officeooo:rsid="001ae39a" style:font-weight-asian="bold" style:font-weight-complex="bold"/>
    </style:style>
    <style:style style:name="T5" style:family="text">
      <style:text-properties fo:font-weight="bold" officeooo:rsid="00176921" style:font-weight-asian="bold" style:font-weight-complex="bold"/>
    </style:style>
    <style:style style:name="T6" style:family="text">
      <style:text-properties fo:font-weight="bold" officeooo:rsid="001949b6" style:font-weight-asian="bold" style:font-weight-complex="bold"/>
    </style:style>
    <style:style style:name="T7" style:family="text">
      <style:text-properties fo:font-size="9pt" fo:language="es" fo:country="ES" style:font-size-asian="9pt" style:font-size-complex="9pt"/>
    </style:style>
    <style:style style:name="T8" style:family="text">
      <style:text-properties fo:font-size="9pt" fo:language="es" fo:country="ES" fo:font-weight="bold" style:font-size-asian="9pt" style:font-weight-asian="bold" style:font-size-complex="9pt" style:font-weight-complex="bold"/>
    </style:style>
    <style:style style:name="T9" style:family="text">
      <style:text-properties fo:color="#4c4c4c" fo:font-size="9pt" fo:font-weight="normal" style:font-size-asian="9pt" style:font-weight-asian="normal" style:font-size-complex="9pt" style:font-weight-complex="normal"/>
    </style:style>
    <style:style style:name="T10" style:family="text">
      <style:text-properties fo:color="#4c4c4c" fo:font-size="9pt" fo:language="es" fo:country="ES" fo:font-weight="normal" style:font-size-asian="9pt" style:font-weight-asian="normal" style:font-size-complex="9pt" style:font-weight-complex="normal"/>
    </style:style>
    <style:style style:name="T11" style:family="text">
      <style:text-properties fo:color="#4c4c4c" fo:font-size="9pt" fo:font-weight="bold" style:font-size-asian="9pt" style:font-weight-asian="bold" style:font-size-complex="9pt" style:font-weight-complex="bold"/>
    </style:style>
    <style:style style:name="T12" style:family="text">
      <style:text-properties fo:color="#000080" fo:font-size="9pt" fo:font-weight="bold" style:font-size-asian="9pt" style:font-weight-asian="bold" style:font-size-complex="9pt" style:font-weight-complex="bold"/>
    </style:style>
    <style:style style:name="T13" style:family="text">
      <style:text-properties fo:font-weight="normal" style:font-weight-asian="normal" style:font-weight-complex="normal"/>
    </style:style>
    <style:style style:name="T14" style:family="text">
      <style:text-properties fo:font-weight="normal" officeooo:rsid="002507c3" style:font-weight-asian="normal" style:font-weight-complex="normal"/>
    </style:style>
    <style:style style:name="T15" style:family="text">
      <style:text-properties fo:font-weight="normal" officeooo:rsid="0025ee01" style:font-weight-asian="normal" style:font-weight-complex="normal"/>
    </style:style>
    <style:style style:name="T16" style:family="text">
      <style:text-properties fo:font-weight="normal" officeooo:rsid="00275312" style:font-weight-asian="normal" style:font-weight-complex="normal"/>
    </style:style>
    <style:style style:name="T17" style:family="text">
      <style:text-properties fo:font-weight="normal" officeooo:rsid="00296c13" style:font-weight-asian="normal" style:font-weight-complex="normal"/>
    </style:style>
    <style:style style:name="T18" style:family="text">
      <style:text-properties fo:font-weight="normal" officeooo:rsid="002bf57b" style:font-weight-asian="normal" style:font-weight-complex="normal"/>
    </style:style>
    <style:style style:name="T19" style:family="text">
      <style:text-properties fo:font-size="12pt" style:font-size-asian="12pt" style:font-size-complex="12pt"/>
    </style:style>
    <style:style style:name="T20" style:family="text">
      <style:text-properties officeooo:rsid="001cb22d"/>
    </style:style>
    <style:style style:name="T21" style:family="text">
      <style:text-properties officeooo:rsid="00220789"/>
    </style:style>
    <style:style style:name="T22" style:family="text">
      <style:text-properties officeooo:rsid="00296c13"/>
    </style:style>
    <style:style style:name="T23" style:family="text">
      <style:text-properties officeooo:rsid="002ad441"/>
    </style:style>
    <style:style style:name="T24" style:family="text">
      <style:text-properties officeooo:rsid="002bf57b"/>
    </style:style>
    <style:style style:name="T25" style:family="text">
      <style:text-properties officeooo:rsid="002cfb2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bjetivo </text:h>
      <text:p text:style-name="P7"><text:tab/>Impartir una capacitación tecnológica en el lenguaje del programación Python, el cual les permita desarrollar en diversos paradigmas de programación para aplicaciones Web, de escritorios, herramientas de administración de sistemas operativos, entre otras como soluciones corporativas destinadas a sectores como la administración pública nacional, gobierno electrónico, sector privado y ciudadanía en general.</text:p>
      <text:h text:style-name="Heading_20_1" text:outline-level="1">Alcance </text:h>
      <text:p text:style-name="P7"><text:tab/>Al finalizar este capacitación, los asistentes estarán en capacidad de:</text:p>
      <text:list xml:id="list1564143345552451079" text:style-name="L1">
        <text:list-item>
          <text:p text:style-name="P17">Comprender las características y filosofía de trabajo del lenguaje Python.</text:p>
        </text:list-item>
        <text:list-item>
          <text:p text:style-name="P17">Hacer introspección del lenguaje con la herramienta IPython.</text:p>
        </text:list-item>
        <text:list-item>
          <text:p text:style-name="P17">Comprender las estructuras de datos tales como: tipos primitivos (variables numéricas, cadenas de texto), tipos compuestos (listas, tuplas, diccionarios).</text:p>
        </text:list-item>
        <text:list-item>
          <text:p text:style-name="P17">Comprender las sintaxis de bloques, estructuras de control <text:span text:style-name="T22">y</text:span> condicionales.</text:p>
        </text:list-item>
        <text:list-item>
          <text:p text:style-name="P18">Comprender el <text:span text:style-name="T22">uso</text:span> de funciones y el paradigma de programación <text:span text:style-name="T23">estructurada</text:span>.</text:p>
        </text:list-item>
        <text:list-item>
          <text:p text:style-name="P21">Introspección a la depuración del lenguaje con la herramienta pdb.</text:p>
        </text:list-item>
        <text:list-item>
          <text:p text:style-name="P19">Operaciones de entrada/salida y manipulación de archivos.</text:p>
        </text:list-item>
        <text:list-item>
          <text:p text:style-name="P17">Organizar su código en módulos <text:span text:style-name="T25">y </text:span>paquetes <text:span text:style-name="T22">instalables Python</text:span>.</text:p>
        </text:list-item>
        <text:list-item>
          <text:p text:style-name="P17">Comprender el manejos de errores y el paradigma de programación orientada a objetos.</text:p>
        </text:list-item>
        <text:list-item>
          <text:p text:style-name="P20"><text:soft-page-break/>Usar decoradores y módulos adicionales de la biblioteca estándar.</text:p>
        </text:list-item>
      </text:list>
      <text:p text:style-name="P8"><text:tab/>Para la implementación y gestión efectiva de las tecnologías objeto en esta capacitación, se requiere una profundización mayor en estos temas, lo cual es conseguido por la laboriosidad que desplieguen los interesados y facilitado notablemente por los “capacitaciones completas de Python” que ofrece Covantec.</text:p>
      <text:h text:style-name="Heading_20_1" text:outline-level="1"><text:s/>Contenido del capacitación </text:h>
      <text:p text:style-name="P8"><text:tab/>A continuación la descripción detallada de cada módulo del capacitación:</text:p>
      <text:p text:style-name="P9">Módulo 1: Introducción al lenguaje Python.</text:p>
      <text:p text:style-name="P12"><text:span text:style-name="T2">Descripción:</text:span> Sensibilizar sobre la filosofía del lenguaje, su historia y evolución, casos de éxitos.</text:p>
      <text:p text:style-name="P15"><text:span text:style-name="T2">Práctica: </text:span>Exponer <text:span text:style-name="T21">los </text:span>fundament<text:span text:style-name="T22">os</text:span> sobre <text:span text:style-name="T22">el lenguaje </text:span>Python, comentar sobre usos e implementaciones exitosas a nivel <text:span text:style-name="T21">regional, nivel nacional y</text:span> nivel <text:span text:style-name="T21">mundial</text:span>.</text:p>
      <text:p text:style-name="P9">Módulo 2: Introspección del lenguaje como IPython.</text:p>
      <text:p text:style-name="P12"><text:span text:style-name="T2">Descripción:</text:span> Conocer las capacidades de introspección que ofrece el lenguaje.</text:p>
      <text:p text:style-name="P12"><text:span text:style-name="T2">Práctica:</text:span> Acceder al interprete Python y demostrar a <text:span text:style-name="T22">la </text:span>documentación propia disponible, analizar las estructuras de métodos, clases y demás elementos disponibles del lenguaje. Instalar IPython y conocer sus ventajas.</text:p>
      <text:p text:style-name="P9">Módulo 3: Estructuras de datos. </text:p>
      <text:p text:style-name="P12"><text:span text:style-name="T2">Descripción: </text:span>Comprender la creación y asignación de tipos primitivos (variables numéricas, cadenas de texto <text:span text:style-name="T22">con</text:span> sus operaciones; tipos compuestos (listas, tuplas, <text:soft-page-break/>diccionarios).</text:p>
      <text:p text:style-name="P12"><text:span text:style-name="T2">Práctica:</text:span> Ejemplos de creación y asignación de variables numéricas, cadenas de texto, listas, tuplas, diccionarios y explorar el resultado desde el interprete Python.</text:p>
      <text:p text:style-name="P9">Módulo 4: Bloques de código y estructuras de control.</text:p>
      <text:p text:style-name="P13"><text:span text:style-name="T2">Descripción: </text:span>Comprender las estructuras de control como <text:span text:style-name="T20">i</text:span>f (elif, else), <text:span text:style-name="T20">f</text:span>or, <text:span text:style-name="T20">w</text:span>hile (break, continue, pass) y la función range.</text:p>
      <text:p text:style-name="P12"><text:span text:style-name="T2">Práctica:</text:span> Ejemplos de creación a estructuras condicionales, repetitivas y funciones propias y explorar el resultado desde el interprete Python.</text:p>
      <text:p text:style-name="P11">Módulo 5: Funciones y programación <text:span text:style-name="T24">estructurada</text:span>. </text:p>
      <text:p text:style-name="P16"><text:span text:style-name="T2">Descripción: </text:span><text:span text:style-name="T13">Comprender el </text:span><text:span text:style-name="T17">uso</text:span><text:span text:style-name="T13"> de las funciones y el paradigma de programación </text:span><text:span text:style-name="T18">estructurada</text:span><text:span text:style-name="T13">.</text:span></text:p>
      <text:p text:style-name="P16"><text:span text:style-name="T2">Práctica: </text:span><text:span text:style-name="T13">Ejemplos de creación e uso de funciones, programar </text:span><text:span text:style-name="T18">estructurada</text:span><text:span text:style-name="T17">mente</text:span><text:span text:style-name="T13"> y explorar el resultado desde el interprete Python.</text:span></text:p>
      <text:p text:style-name="P9">Módulo 6: Introspección a la depuración con pdb.</text:p>
      <text:p text:style-name="P12"><text:span text:style-name="T2">Descripción: </text:span>Conocer las capacidades de depuración que ofrece el lenguaje. </text:p>
      <text:p text:style-name="P12"><text:span text:style-name="T2">Práctica:</text:span><text:span text:style-name="T13"> Ejemplo de uso de la herramienta pdb y explorar el resultado en un m</text:span><text:span text:style-name="T14">ó</text:span><text:span text:style-name="T13">dulo.</text:span></text:p>
      <text:p text:style-name="P9">Módulo 7: Operaciones de entrada/salida y manipulación de archivos. </text:p>
      <text:p text:style-name="P12"><text:span text:style-name="T2">Descripción: </text:span><text:span text:style-name="T13">Comprender la m</text:span>anipulación de archivos.</text:p>
      <text:p text:style-name="P12"><text:span text:style-name="T2">Práctica:</text:span> <text:span text:style-name="T13">Ejemplo de creación</text:span>, apertura, lectura, escritura archivos <text:span text:style-name="T13">y explorar el resultado en un m</text:span><text:span text:style-name="T15">ó</text:span><text:span text:style-name="T13">dulo.</text:span></text:p>
      <text:p text:style-name="P10"><text:soft-page-break/>Módulo 8: Creación de módulos y paquetes Egg Python.</text:p>
      <text:p text:style-name="P14"><text:span text:style-name="T2">Descripción: </text:span><text:span text:style-name="T13">Comprender la creación de módulos y paquetes Egg Python e implementación de estos en sus propios desarrollos.</text:span></text:p>
      <text:p text:style-name="P14"><text:span text:style-name="T2">Práctica:</text:span> <text:span text:style-name="T13">Ejemplo de creación de módulos y paquetes Egg Python organizando su código en estas estructuras de programas y explorar el resultado en un m</text:span><text:span text:style-name="T16">ó</text:span><text:span text:style-name="T13">dulo y paquete en el sistema de archivos.</text:span></text:p>
      <text:p text:style-name="P9">Módulo 9: Manejos de errores y programación orientada a objetos.</text:p>
      <text:p text:style-name="P12"><text:span text:style-name="T2">Descripción: </text:span>Comprender el manejos de errores (<text:span text:style-name="T20">t</text:span>ry, except, else, finally, y raise) y el paradigma de programación orientada a objetos (clases, herencia simple y múltiple, sobrecarga de métodos).</text:p>
      <text:p text:style-name="P12"><text:span text:style-name="T2">Práctica: </text:span><text:span text:style-name="T13">Ejemplo de creación de clases, atributos, comportamientos, manipulación de errores en Python y explorar el resultado en un paquete Egg en el sistema de archivos.</text:span></text:p>
      <text:p text:style-name="P9">Módulo 10: <text:span text:style-name="T19">Uso de decoradores y módulos de la biblioteca estándar</text:span>.</text:p>
      <text:p text:style-name="P12"><text:span text:style-name="T2">Descripción: </text:span>Comprender el uso de decoradores y los diversos módulos adicionales de la biblioteca estándar de Python.</text:p>
      <text:p text:style-name="P12"><text:span text:style-name="T2">Práctica: </text:span><text:span text:style-name="T13">Ejemplo de uso de decoradores y módulos adicionales útiles de la biblioteca estándar explorando el resultado en un paquete Egg en el sistema de archiv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Contents_20_Heading" style:display-name="Contents Heading" style:family="paragraph" style:parent-style-name="Header"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er" style:next-style-name="Text_20_body" style:default-outline-level="2" style:class="text" style:master-page-name="">
      <style:paragraph-properties fo:orphans="2" fo:widows="2" style:page-number="auto"/>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pígrafe" style:family="paragraph" style:parent-style-name="Standard" style:next-style-name="Standard">
      <style:text-properties fo:font-size="10pt" fo:font-weight="bold" style:font-size-asian="10pt" style:font-weight-asian="bold" style:font-size-complex="10pt" style:font-weight-complex="bold"/>
    </style:style>
    <style:style style:name="Heading_20_10" style:display-name="Heading 10" style:family="paragraph" style:parent-style-name="Header"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6" style:display-name="Heading 6" style:family="paragraph" style:parent-style-name="Header"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5" style:list-style-name="" style:class="text">
      <style:text-properties fo:font-size="85%" fo:font-weight="bold" style:font-size-asian="85%" style:font-weight-asian="bold" style:font-size-complex="85%" style:font-weight-complex="bold"/>
    </style:style>
    <style:style style:name="Heading_20_4" style:display-name="Heading 4" style:family="paragraph" style:parent-style-name="Header"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fo:font-family="Symbol" style:font-family-generic="roman"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fo:font-family="Symbol" style:font-family-generic="roman"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a1" style:family="table">
      <style:table-properties style:width="17.59cm" table:align="margins"/>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Tabla1.A1" style:family="table-cell">
      <style:table-cell-properties fo:padding="0.097cm" fo:border="none"/>
    </style:style>
    <style:style style:name="Tabla2" style:family="table">
      <style:table-properties style:width="17.584cm" table:align="left"/>
    </style:style>
    <style:style style:name="Tabla2.A" style:family="table-column">
      <style:table-column-properties style:column-width="16.9cm"/>
    </style:style>
    <style:style style:name="Tabla2.B" style:family="table-column">
      <style:table-column-properties style:column-width="0.684cm"/>
    </style:style>
    <style:style style:name="Tabla2.1" style:family="table-row">
      <style:table-row-properties style:min-row-height="0.815cm"/>
    </style:style>
    <style:style style:name="Tabla2.A1" style:family="table-cell">
      <style:table-cell-properties fo:padding="0.097cm" fo:border-left="none" fo:border-right="none" fo:border-top="0.05pt solid #000000" fo:border-bottom="0.05pt solid #000000"/>
    </style:style>
    <style:style style:name="MP1"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rsid="003a3f29" officeooo:paragraph-rsid="00176921" style:font-size-asian="14pt" style:font-size-complex="14pt"/>
    </style:style>
    <style:style style:name="MP2" style:family="paragraph" style:parent-style-name="Standard">
      <style:paragraph-properties fo:margin-left="0cm" fo:margin-right="0cm" style:line-height-at-least="0.176cm" fo:text-align="end" style:justify-single-word="false" fo:text-indent="0cm" style:auto-text-indent="false" style:snap-to-layout-grid="false">
        <style:tab-stops>
          <style:tab-stop style:position="16.332cm"/>
        </style:tab-stops>
      </style:paragraph-properties>
      <style:text-properties fo:color="#4c4c4c" style:font-name="Liberation Sans1" fo:font-size="14pt" officeooo:paragraph-rsid="00176921" style:font-size-asian="14pt" style:font-size-complex="14pt"/>
    </style:style>
    <style:style style:name="MP3" style:family="paragraph" style:parent-style-name="Footer">
      <style:paragraph-properties fo:text-align="center" style:justify-single-word="false"/>
      <style:text-properties fo:color="#4c4c4c" style:font-name="Liberation Sans" fo:font-size="9pt" fo:language="es" fo:country="ES" fo:font-weight="bold" style:font-size-asian="9pt" style:font-weight-asian="bold" style:font-size-complex="9pt" style:font-weight-complex="bold"/>
    </style:style>
    <style:style style:name="MP4" style:family="paragraph" style:parent-style-name="Footer">
      <style:paragraph-properties fo:text-align="center" style:justify-single-word="false"/>
      <style:text-properties style:font-name="Liberation Sans"/>
    </style:style>
    <style:style style:name="MP5" style:family="paragraph" style:parent-style-name="Standard">
      <style:paragraph-properties fo:text-align="center" style:justify-single-word="false"/>
      <style:text-properties style:font-name="Liberation Sans"/>
    </style:style>
    <style:style style:name="MP6" style:family="paragraph" style:parent-style-name="Footer">
      <style:paragraph-properties fo:text-align="end" style:justify-single-word="false"/>
      <style:text-properties fo:color="#4c4c4c" style:font-name="Liberation Sans" fo:font-weight="normal" style:font-weight-asian="normal" style:font-weight-complex="normal"/>
    </style:style>
    <style:style style:name="MT1" style:family="text">
      <style:text-properties officeooo:rsid="003a3f29"/>
    </style:style>
    <style:style style:name="MT2" style:family="text">
      <style:text-properties fo:font-weight="bold" officeooo:rsid="003a3f29" style:font-weight-asian="bold" style:font-weight-complex="bold"/>
    </style:style>
    <style:style style:name="MT3" style:family="text">
      <style:text-properties fo:font-weight="bold" officeooo:rsid="001ae39a" style:font-weight-asian="bold" style:font-weight-complex="bold"/>
    </style:style>
    <style:style style:name="MT4" style:family="text">
      <style:text-properties fo:font-weight="bold" officeooo:rsid="00176921" style:font-weight-asian="bold" style:font-weight-complex="bold"/>
    </style:style>
    <style:style style:name="MT5" style:family="text">
      <style:text-properties fo:font-weight="bold" officeooo:rsid="001949b6" style:font-weight-asian="bold" style:font-weight-complex="bold"/>
    </style:style>
    <style:style style:name="MT6" style:family="text">
      <style:text-properties fo:font-size="9pt" fo:language="es" fo:country="ES" style:font-size-asian="9pt" style:font-size-complex="9pt"/>
    </style:style>
    <style:style style:name="MT7" style:family="text">
      <style:text-properties fo:font-size="9pt" fo:language="es" fo:country="ES" fo:font-weight="bold" style:font-size-asian="9pt" style:font-weight-asian="bold" style:font-size-complex="9pt" style:font-weight-complex="bold"/>
    </style:style>
    <style:style style:name="MT8" style:family="text">
      <style:text-properties fo:color="#4c4c4c" fo:font-size="9pt" fo:font-weight="normal" style:font-size-asian="9pt" style:font-weight-asian="normal" style:font-size-complex="9pt" style:font-weight-complex="normal"/>
    </style:style>
    <style:style style:name="MT9" style:family="text">
      <style:text-properties fo:color="#4c4c4c" fo:font-size="9pt" fo:language="es" fo:country="ES" fo:font-weight="normal" style:font-size-asian="9pt" style:font-weight-asian="normal" style:font-size-complex="9pt" style:font-weight-complex="normal"/>
    </style:style>
    <style:style style:name="MT10" style:family="text">
      <style:text-properties fo:color="#4c4c4c" fo:font-size="9pt" fo:font-weight="bold" style:font-size-asian="9pt" style:font-weight-asian="bold" style:font-size-complex="9pt" style:font-weight-complex="bold"/>
    </style:style>
    <style:style style:name="MT11" style:family="text">
      <style:text-properties fo:color="#000080" fo:font-size="9pt" fo:font-weight="bold" style:font-size-asian="9pt" style:font-weight-asian="bold" style:font-size-complex="9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1" table:style-name="Tabla1">
          <table:table-column table:style-name="Tabla1.A"/>
          <table:table-column table:style-name="Tabla1.B"/>
          <table:table-row>
            <table:table-cell table:style-name="Tabla1.A1" office:value-type="string">
              <text:p text:style-name="Table_20_Contents"><draw:frame draw:style-name="Mfr1" draw:name="gráficos1" text:anchor-type="paragraph" svg:x="-0.243cm" svg:y="-0.101cm" svg:width="7.086cm" svg:height="1.859cm" draw:z-index="3"><draw:image xlink:href="Pictures/1000000000000352000000DF4CB9B7D1B563BD5D.jpg" xlink:type="simple" xlink:show="embed" xlink:actuate="onLoad"/></draw:frame></text:p>
            </table:table-cell>
            <table:table-cell table:style-name="Tabla1.A1" office:value-type="string">
              <text:p text:style-name="MP1"/>
              <text:p text:style-name="MP2"><text:span text:style-name="MT1">Capacitación en </text:span><text:span text:style-name="MT2">“</text:span><text:span text:style-name="MT3">P</text:span><text:span text:style-name="MT4">rogramación en Python – </text:span><text:span text:style-name="MT5">Nivel </text:span><text:span text:style-name="MT4">básico</text:span><text:span text:style-name="MT2">”</text:span></text:p>
              <text:p text:style-name="MP1"/>
            </table:table-cell>
          </table:table-row>
        </table:table>
        <text:p text:style-name="Header"/>
      </style:header>
      <style:footer>
        <table:table table:name="Tabla2" table:style-name="Tabla2">
          <table:table-column table:style-name="Tabla2.A"/>
          <table:table-column table:style-name="Tabla2.B"/>
          <table:table-row table:style-name="Tabla2.1">
            <table:table-cell table:style-name="Tabla2.A1" office:value-type="string">
              <text:p text:style-name="MP3">Santa Cruz de Mara, Sector El Chorro I, Calle #3, Casa 12-B, Parroquia Ricaurte, Municipio Mara, Edo. Zulia. </text:p>
              <text:p text:style-name="MP4"><text:span text:style-name="MT6">Código Postal 4046. </text:span><text:span text:style-name="MT7">Telf.</text:span><text:span text:style-name="MT6"> +58-262-879.18.80 / +58-426-771</text:span><text:span text:style-name="MT8">.35.73 / </text:span><text:span text:style-name="MT9">+58-414-979</text:span><text:span text:style-name="MT8">.80.83 / </text:span><text:span text:style-name="MT9">+58-412-65</text:span><text:span text:style-name="MT8">7.96.83</text:span></text:p>
              <text:p text:style-name="MP5"><text:span text:style-name="MT10">Correo electrónico: </text:span><text:a xlink:type="simple" xlink:href="mailto:covantec.ve@gmail.com" office:target-frame-name="_blank" xlink:show="new" text:style-name="Internet_20_link" text:visited-style-name="Visited_20_Internet_20_Link"><text:span text:style-name="MT11">covantec.ve@gmail.com</text:span></text:a><text:span text:style-name="MT10"> </text:span></text:p>
            </table:table-cell>
            <table:table-cell table:style-name="Tabla2.A1" office:value-type="string">
              <text:p text:style-name="MP6"><text:page-number text:select-page="current">4</text:page-number></text:p>
            </table:table-cell>
          </table:table-row>
        </table:table>
        <text:p text:style-name="Standard"/>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4T12:08:37</meta:creation-date>
    <meta:editing-duration>P6DT3H6M24S</meta:editing-duration>
    <meta:editing-cycles>501</meta:editing-cycles>
    <meta:generator>LibreOffice/5.2.7.2$Linux_X86_64 LibreOffice_project/20m0$Build-2</meta:generator>
    <meta:initial-creator>cenditelportatil </meta:initial-creator>
    <dc:date>2018-10-17T22:17:19.714114120</dc:date>
    <meta:document-statistic meta:table-count="2" meta:image-count="1" meta:object-count="0" meta:page-count="4" meta:paragraph-count="52" meta:word-count="743" meta:character-count="5195" meta:non-whitespace-character-count="4502"/>
  </office:meta>
</office:document-meta>
</file>